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9000000F9449CCC49.png" manifest:media-type="image/png"/>
  <manifest:file-entry manifest:full-path="Pictures/100024C5000019B0000019B0A26E578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8800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bb33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99cc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669900" draw:fill-image-width="0cm" draw:fill-image-height="0cm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14cm, 0.914cm, 0.914cm, 0.914cm)" draw:image-opacity="100%" style:mirror="non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0000" draw:marker-start-width="0.352cm" draw:marker-end-width="0.352cm" draw:fill="solid" draw:fill-color="#6699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ffffff" fo:font-size="25pt" style:font-size-asian="25pt" style:font-size-complex="25pt"/>
    </style:style>
    <style:style style:name="P2" style:family="paragraph">
      <style:paragraph-properties fo:text-align="center"/>
      <style:text-properties fo:color="#ffffff" style:font-name="Droid Sans"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Droid Sans" fo:font-size="80pt" style:font-size-asian="80pt" style:font-size-complex="80pt"/>
    </style:style>
    <style:style style:name="P5" style:family="paragraph">
      <style:paragraph-properties fo:text-align="center"/>
      <style:text-properties style:font-name="Droid Sans"/>
    </style:style>
    <style:style style:name="T1" style:family="text">
      <style:text-properties fo:color="#ffffff" style:font-name="Droid Sans"/>
    </style:style>
    <style:style style:name="T2" style:family="text">
      <style:text-properties fo:color="#ffffff" style:font-name="Droid Sans" fo:font-size="80pt" style:font-size-asian="80pt" style:font-size-complex="80pt"/>
    </style:style>
    <style:style style:name="T3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5.08cm" svg:x="0cm" svg:y="15.24cm">
          <text:p text:style-name="P1"><text:span text:style-name="T1">WIFI ACCESS</text:span></text:p>
          <draw:enhanced-geometry svg:viewBox="0 0 21600 21600" draw:text-areas="0 0 21600 21600" draw:type="chevron" draw:modifiers="19465.53982231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7.62cm" svg:height="5.08cm" svg:x="7.62cm" svg:y="15.24cm">
          <text:p text:style-name="P1"><text:span text:style-name="T1">CONNECT</text:span></text:p>
          <draw:enhanced-geometry svg:viewBox="0 0 21600 21600" draw:text-areas="0 0 21600 21600" draw:type="chevron" draw:modifiers="19465.53982231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7.62cm" svg:height="5.08cm" svg:x="15.24cm" svg:y="15.24cm">
          <text:p text:style-name="P1"><text:span text:style-name="T1">UPLOAD</text:span></text:p>
          <text:p text:style-name="P1"><text:span text:style-name="T1">OR SELECT</text:span></text:p>
          <draw:enhanced-geometry svg:viewBox="0 0 21600 21600" draw:text-areas="0 0 21600 21600" draw:type="chevron" draw:modifiers="19465.53982231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7.62cm" svg:height="5.08cm" svg:x="22.86cm" svg:y="15.24cm">
          <text:p text:style-name="P1"><text:span text:style-name="T1">START</text:span></text:p>
          <draw:enhanced-geometry svg:viewBox="0 0 21600 21600" draw:text-areas="0 0 21600 21600" draw:type="chevron" draw:modifiers="19465.53982231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0.48cm" svg:height="5.08cm" svg:x="0cm" svg:y="0cm">
          <text:p text:style-name="P3"><text:span text:style-name="T2">PRESBERRY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4cm" svg:height="5.906cm" svg:x="0.585cm" svg:y="7.909cm">
          <draw:image xlink:href="Pictures/100024C5000019B0000019B0A26E5788.svg" xlink:type="simple" xlink:show="embed" xlink:actuate="onLoad">
            <text:p/>
          </draw:image>
          <draw:image xlink:href="Pictures/10000201000000F9000000F9449CCC49.png" xlink:type="simple" xlink:show="embed" xlink:actuate="onLoad"/>
        </draw:frame>
        <draw:custom-shape draw:style-name="gr6" draw:text-style-name="P5" draw:layer="layout" svg:width="4.593cm" svg:height="5.636cm" svg:x="16.316cm" svg:y="8.179cm">
          <text:p text:style-name="P3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463cm" svg:height="1.461cm" svg:x="19.446cm" svg:y="8.1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351cm" svg:height="4.393cm" svg:x="23.388cm" svg:y="9.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354cm" svg:height="4.395cm" svg:x="23.785cm" svg:y="8.7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352cm" svg:height="4.393cm" svg:x="24.184cm" svg:y="8.31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5.35cm" svg:height="2.979cm" svg:x="24.184cm" svg:y="9.727cm" svg:viewBox="0 0 5351 2980" draw:points="0,2980 1148,1193 1911,1787 3250,0 4586,1787 5351,200 5351,2980">
          <text:p/>
        </draw:polygon>
        <draw:frame draw:style-name="gr5" draw:text-style-name="P3" draw:layer="layout" svg:width="5.964cm" svg:height="5.906cm" svg:x="8.134cm" svg:y="7.911cm">
          <draw:image xlink:href="Pictures/100024C5000019B0000019B0A26E5788.svg" xlink:type="simple" xlink:show="embed" xlink:actuate="onLoad">
            <text:p/>
          </draw:image>
          <draw:image xlink:href="Pictures/10000201000000F9000000F9449CCC4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00:00:49.204589647</meta:creation-date>
    <dc:date>2014-09-17T00:25:36.683143505</dc:date>
    <meta:editing-duration>PT9M36S</meta:editing-duration>
    <meta:editing-cycles>3</meta:editing-cycles>
    <meta:generator>LibreOffice/4.2.6.3$Linux_X86_64 LibreOffice_project/420m0$Build-3</meta:generator>
    <meta:document-statistic meta:object-count="13"/>
  </office:meta>
</office:document-meta>
</file>